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d3ea" officeooo:paragraph-rsid="000ad3ea"/>
    </style:style>
    <style:style style:name="P2" style:family="paragraph" style:parent-style-name="Standard">
      <style:paragraph-properties fo:text-align="end" style:justify-single-word="false"/>
      <style:text-properties officeooo:rsid="000ad3ea" officeooo:paragraph-rsid="000ad3ea"/>
    </style:style>
    <style:style style:name="P3" style:family="paragraph" style:parent-style-name="Standard">
      <style:paragraph-properties fo:text-align="start" style:justify-single-word="false"/>
      <style:text-properties officeooo:rsid="000ad3ea" officeooo:paragraph-rsid="000ad3ea"/>
    </style:style>
    <style:style style:name="P4" style:family="paragraph" style:parent-style-name="Standard">
      <style:paragraph-properties fo:text-align="justify" style:justify-single-word="false"/>
      <style:text-properties officeooo:rsid="000ad3ea" officeooo:paragraph-rsid="000ad3ea"/>
    </style:style>
    <style:style style:name="P5" style:family="paragraph" style:parent-style-name="Standard">
      <style:paragraph-properties fo:text-align="start" style:justify-single-word="false"/>
      <style:text-properties fo:font-weight="bold" officeooo:rsid="000ad3ea" officeooo:paragraph-rsid="000ad3e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ad3ea" officeooo:paragraph-rsid="000ad3ea" style:font-weight-asian="bold" style:font-weight-complex="bold"/>
    </style:style>
    <style:style style:name="T1" style:family="text">
      <style:text-properties officeooo:rsid="000ad3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UTÔMATOS FINITOS:</text:span> uma aplicação para geração, determinização e minimização</text:p>
      <text:p text:style-name="P1"/>
      <text:p text:style-name="P2">Jefferson A. Coppini*, Jonathan T. Rauber*, Ricardo A. Müller*</text:p>
      <text:p text:style-name="P2"/>
      <text:p text:style-name="P3">Resumo</text:p>
      <text:p text:style-name="P3"/>
      <text:p text:style-name="P3">&lt;De 100 a 250 palavras&gt; A primeira frase do resumo explica o tema principal do trabalho.</text:p>
      <text:p text:style-name="P4">&lt;blablabla&gt; Ressaltar os objetivos, os métodos utilizados na pesquisa, os resultados e as conclusões</text:p>
      <text:p text:style-name="P4">&lt;blablabla&gt; do trabalho.</text:p>
      <text:p text:style-name="P4">&lt;blablabla&gt;</text:p>
      <text:p text:style-name="P4">&lt;blablabla&gt;</text:p>
      <text:p text:style-name="P4">&lt;blablabla&gt;</text:p>
      <text:p text:style-name="P4">&lt;blablabla&gt;</text:p>
      <text:p text:style-name="P3"/>
      <text:p text:style-name="P3">Palavras-Chave: Linguagens Formais, Autômatos Finitos, Análise Léxica.</text:p>
      <text:p text:style-name="P3"/>
      <text:p text:style-name="P5"><text:tab/>Introdução</text:p>
      <text:p text:style-name="P6"><text:tab/><text:span text:style-name="T3">&lt;blablabla&gt;&lt;blablabla&gt;&lt;blablabla&gt;&lt;blablabla&gt;&lt;blablabla&gt;&lt;blablabla&gt;&lt;blablabla&gt; &lt;blablabla&gt;&lt;blablabla&gt;&lt;blablabla&gt;&lt;blablabla&gt;&lt;blablabla&gt;&lt;blablabla&gt;&lt;blablabla&gt;&lt;blablabla&gt;</text:span></text:p>
      <text:p text:style-name="P6"><text:span text:style-name="T3">&lt;blablabla&gt;&lt;blablabla&gt;&lt;blablabla&gt;&lt;blablabla&gt;&lt;blablabla&gt;&lt;blablabla&gt;&lt;blablabla&gt;&lt;blablabla&gt; 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&lt;blablabla&gt;</text:span></text:p>
      <text:p text:style-name="P6"><text:span text:style-name="T3"/></text:p>
      <text:p text:style-name="P6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d3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-top="0.06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footer>
        <text:p text:style-name="Footer">* <text:s/><text:span text:style-name="MT1">Acadêmicos do curso de Ciência da Computação, da Universidade Federal da Fronteira Sul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07:58:58.982124554</meta:creation-date>
    <meta:generator>LibreOffice/5.1.6.2$Linux_X86_64 LibreOffice_project/10m0$Build-2</meta:generator>
    <dc:date>2017-06-28T10:15:27.006568373</dc:date>
    <meta:editing-duration>PT2H3M23S</meta:editing-duration>
    <meta:editing-cycles>1</meta:editing-cycles>
    <meta:document-statistic meta:table-count="0" meta:image-count="0" meta:object-count="0" meta:page-count="1" meta:paragraph-count="16" meta:word-count="82" meta:character-count="1201" meta:non-whitespace-character-count="1130"/>
  </office:meta>
</office:document-meta>
</file>